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font-name="courier" fo:font-size="9.75pt" fo:letter-spacing="normal" fo:font-style="normal" fo:font-weight="normal"/>
    </style:style>
    <style:style style:name="P2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font-name="courier" fo:font-size="9.75pt" fo:letter-spacing="normal" fo:font-style="normal" fo:font-weight="normal" officeooo:rsid="0011e824" officeooo:paragraph-rsid="0011e824"/>
    </style:style>
    <style:style style:name="P3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officeooo:paragraph-rsid="0011e824"/>
    </style:style>
    <style:style style:name="P4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text-line-through-style="none" style:text-line-through-type="none" style:font-name="courier" fo:font-size="9.75pt" fo:letter-spacing="normal" fo:font-style="normal" fo:font-weight="normal" officeooo:rsid="0011e824" officeooo:paragraph-rsid="0011e824"/>
    </style:style>
    <style:style style:name="P5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fo:font-variant="normal" fo:text-transform="none" fo:color="#333333" style:text-line-through-style="none" style:text-line-through-type="none" style:font-name="courier" fo:font-size="9.75pt" fo:letter-spacing="normal" fo:font-style="normal" fo:font-weight="normal" officeooo:rsid="00120660" officeooo:paragraph-rsid="00120660"/>
    </style:style>
    <style:style style:name="P6" style:family="paragraph" style:parent-style-name="Preformatted_20_Text">
      <loext:graphic-properties draw:fill="solid" draw:fill-color="#f3f5f7" draw:opacity="100%"/>
      <style:paragraph-properties fo:margin-left="0cm" fo:margin-right="0cm" fo:margin-top="0cm" fo:margin-bottom="0.265cm" loext:contextual-spacing="false" fo:line-height="142%" fo:orphans="2" fo:widows="2" fo:text-indent="0cm" style:auto-text-indent="false" fo:background-color="#f3f5f7" fo:padding-left="0.176cm" fo:padding-right="0cm" fo:padding-top="0.176cm" fo:padding-bottom="0.176cm" fo:border-left="0.99pt solid #aebdcc" fo:border-right="none" fo:border-top="0.99pt solid #aebdcc" fo:border-bottom="0.99pt solid #aebdcc"/>
      <style:text-properties officeooo:paragraph-rsid="0011e824"/>
    </style:style>
    <style:style style:name="T1" style:family="text">
      <style:text-properties officeooo:rsid="00113e8c"/>
    </style:style>
    <style:style style:name="T2" style:family="text">
      <style:text-properties officeooo:rsid="0011e824"/>
    </style:style>
    <style:style style:name="T3" style:family="text">
      <style:text-properties fo:font-variant="normal" fo:text-transform="none" fo:color="#333333" style:font-name="courier" fo:font-size="9.75pt" fo:letter-spacing="normal" fo:font-style="normal" fo:font-weight="normal" officeooo:rsid="0011e824"/>
    </style:style>
    <style:style style:name="T4" style:family="text">
      <style:text-properties fo:font-variant="normal" fo:text-transform="none" fo:color="#333333" style:text-line-through-style="none" style:text-line-through-type="none" style:font-name="courier" fo:font-size="9.75pt" fo:letter-spacing="normal" fo:font-style="normal" fo:font-weight="normal" officeooo:rsid="0011e824"/>
    </style:style>
  </office:automatic-styles>
  <office:body>
    <office:text>
      <text:tracked-changes text:track-changes="false">
        <text:changed-region xml:id="ct94749956455520" text:id="ct94749956455520">
          <text:deletion>
            <office:change-info>
              <dc:creator>Unknown Author</dc:creator>
              <dc:date>2022-11-09T17:37:28</dc:date>
            </office:change-info>
            <text:p text:style-name="P3"><text:span text:style-name="T3">’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#</text:span>catkin_create_pkg <text:span text:style-name="T1">iracv</text:span> std_msgs rospy roscpp</text:p>
      <text:p text:style-name="P1">$ cd ~/catkin_ws</text:p>
      <text:p text:style-name="P2">cd src</text:p>
      <text:p text:style-name="P3"><text:span text:style-name="T3">git clone ‘-</text:span><text:change text:change-id="ct94749956455520"/><text:span text:style-name="T3">b ros-noetic https://github.com/aniskoubaa/ros_essentials_cpp.git</text:span><text:span text:style-name="T4"> </text:span></text:p>
      <text:p text:style-name="P4">$ catkin_make</text:p>
      <text:p text:style-name="P4">source devel/setup.bash</text:p>
      <text:p text:style-name="P5">new terminal:<text:line-break/>sudo apt install python-is-python3</text:p>
      <text:p text:style-name="P5">To test: python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" svg:font-family="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22:21:12.203315275</meta:creation-date>
    <dc:date>2022-11-09T17:47:53.790178921</dc:date>
    <meta:editing-duration>PT13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8" meta:character-count="245" meta:non-whitespace-character-count="224"/>
  </office:meta>
</office:document-meta>
</file>